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04abc" officeooo:paragraph-rsid="00104ab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itle">
      <style:text-properties style:font-name="Nimbus Roman" officeooo:rsid="000dafd4" officeooo:paragraph-rsid="000dafd4" fo:background-color="#ffd8ce"/>
    </style:style>
    <style:style style:name="P4" style:family="paragraph" style:parent-style-name="Heading_20_1">
      <style:paragraph-properties fo:text-align="center" style:justify-single-word="false"/>
      <style:text-properties style:font-name="Nimbus Roman" officeooo:rsid="000dafd4" officeooo:paragraph-rsid="000dafd4"/>
    </style:style>
    <style:style style:name="P5" style:family="paragraph" style:parent-style-name="Text_20_body">
      <style:paragraph-properties fo:text-align="center" style:justify-single-word="false"/>
      <style:text-properties style:font-name="Nimbus Roman" officeooo:rsid="000dafd4" officeooo:paragraph-rsid="000dafd4"/>
    </style:style>
    <style:style style:name="P6" style:family="paragraph" style:parent-style-name="Text_20_body">
      <style:paragraph-properties fo:text-align="start" style:justify-single-word="false"/>
      <style:text-properties style:font-name="Nimbus Roman" officeooo:rsid="000dafd4" officeooo:paragraph-rsid="000dafd4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Nimbus Roman" officeooo:rsid="000dafd4" officeooo:paragraph-rsid="000dafd4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Nimbus Roman" officeooo:rsid="000dafd4" officeooo:paragraph-rsid="000dafd4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Nimbus Roman" officeooo:rsid="000f5f27" officeooo:paragraph-rsid="000dafd4"/>
    </style:style>
    <style:style style:name="P10" style:family="paragraph" style:parent-style-name="Text_20_body" style:list-style-name="L4">
      <style:paragraph-properties fo:text-align="start" style:justify-single-word="false"/>
      <style:text-properties style:font-name="Nimbus Roman" officeooo:rsid="000f5f27" officeooo:paragraph-rsid="000f5f27"/>
    </style:style>
    <style:style style:name="P11" style:family="paragraph" style:parent-style-name="Text_20_body" style:list-style-name="L5">
      <style:paragraph-properties fo:text-align="start" style:justify-single-word="false"/>
      <style:text-properties style:font-name="Nimbus Roman" officeooo:rsid="000f5f27" officeooo:paragraph-rsid="000f5f27"/>
    </style:style>
    <style:style style:name="P12" style:family="paragraph" style:parent-style-name="Text_20_body">
      <style:paragraph-properties fo:text-align="start" style:justify-single-word="false"/>
      <style:text-properties style:font-name="Nimbus Roman" officeooo:rsid="000f5f27" officeooo:paragraph-rsid="000f5f27"/>
    </style:style>
    <style:style style:name="P13" style:family="paragraph" style:parent-style-name="Text_20_body" style:list-style-name="L3">
      <style:paragraph-properties fo:text-align="start" style:justify-single-word="false"/>
      <style:text-properties style:font-name="Nimbus Roman" officeooo:rsid="00104abc" officeooo:paragraph-rsid="00104abc"/>
    </style:style>
    <style:style style:name="P14" style:family="paragraph" style:parent-style-name="Text_20_body" style:list-style-name="L4">
      <style:paragraph-properties fo:text-align="start" style:justify-single-word="false"/>
      <style:text-properties officeooo:paragraph-rsid="000dafd4"/>
    </style:style>
    <style:style style:name="P15" style:family="paragraph" style:parent-style-name="Text_20_body" style:list-style-name="L6">
      <style:paragraph-properties fo:text-align="start" style:justify-single-word="false"/>
      <style:text-properties officeooo:paragraph-rsid="00154579"/>
    </style:style>
    <style:style style:name="P16" style:family="paragraph" style:parent-style-name="Text_20_body" style:list-style-name="L7">
      <style:paragraph-properties fo:text-align="start" style:justify-single-word="false"/>
      <style:text-properties officeooo:paragraph-rsid="00102551"/>
    </style:style>
    <style:style style:name="P17" style:family="paragraph" style:parent-style-name="Text_20_body" style:list-style-name="L7">
      <style:paragraph-properties fo:text-align="start" style:justify-single-word="false"/>
      <style:text-properties officeooo:paragraph-rsid="00163900"/>
    </style:style>
    <style:style style:name="P18" style:family="paragraph" style:parent-style-name="Text_20_body">
      <style:paragraph-properties fo:text-align="start" style:justify-single-word="false"/>
      <style:text-properties officeooo:paragraph-rsid="00163900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0dafd4" officeooo:paragraph-rsid="000dafd4"/>
    </style:style>
    <style:style style:name="P20" style:family="paragraph" style:parent-style-name="Text_20_body" style:list-style-name="L4">
      <style:paragraph-properties fo:text-align="start" style:justify-single-word="false"/>
      <style:text-properties officeooo:rsid="000dafd4" officeooo:paragraph-rsid="001484b1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rsid="00104abc" officeooo:paragraph-rsid="00104abc"/>
    </style:style>
    <style:style style:name="P22" style:family="paragraph" style:parent-style-name="Text_20_body" style:list-style-name="L4">
      <style:paragraph-properties fo:text-align="start" style:justify-single-word="false"/>
      <style:text-properties officeooo:rsid="000f5f27" officeooo:paragraph-rsid="000f5f27"/>
    </style:style>
    <style:style style:name="P23" style:family="paragraph" style:parent-style-name="Text_20_body">
      <style:paragraph-properties fo:text-align="start" style:justify-single-word="false"/>
      <style:text-properties officeooo:rsid="00163900" officeooo:paragraph-rsid="00163900"/>
    </style:style>
    <style:style style:name="P24" style:family="paragraph" style:parent-style-name="Text_20_body">
      <style:paragraph-properties fo:text-align="start" style:justify-single-word="false"/>
      <style:text-properties officeooo:rsid="00182579" officeooo:paragraph-rsid="00182579"/>
    </style:style>
    <style:style style:name="T1" style:family="text">
      <style:text-properties style:font-name="Nimbus Roman"/>
    </style:style>
    <style:style style:name="T2" style:family="text">
      <style:text-properties style:font-name="Nimbus Roman" officeooo:rsid="000dafd4"/>
    </style:style>
    <style:style style:name="T3" style:family="text">
      <style:text-properties style:font-name="Nimbus Roman" officeooo:rsid="000f5f27"/>
    </style:style>
    <style:style style:name="T4" style:family="text">
      <style:text-properties style:font-name="Nimbus Roman" officeooo:rsid="00102551"/>
    </style:style>
    <style:style style:name="T5" style:family="text">
      <style:text-properties style:font-name="Nimbus Roman" officeooo:rsid="00104abc"/>
    </style:style>
    <style:style style:name="T6" style:family="text">
      <style:text-properties style:font-name="Nimbus Roman" officeooo:rsid="001369ad"/>
    </style:style>
    <style:style style:name="T7" style:family="text">
      <style:text-properties style:font-name="Nimbus Roman" officeooo:rsid="001484b1"/>
    </style:style>
    <style:style style:name="T8" style:family="text">
      <style:text-properties style:font-name="Nimbus Roman" officeooo:rsid="00154579"/>
    </style:style>
    <style:style style:name="T9" style:family="text">
      <style:text-properties style:font-name="Nimbus Roman" officeooo:rsid="00163900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UR 4</text:p>
      <text:h text:style-name="P4" text:outline-level="1">LE 29 OCTOBRE 2020</text:h>
      <text:p text:style-name="P5"/>
      <text:p text:style-name="P6"/>
      <text:list xml:id="list1293352879" text:style-name="L1">
        <text:list-item>
          <text:p text:style-name="P7">LES RÈGLES :</text:p>
        </text:list-item>
      </text:list>
      <text:list xml:id="list137910117" text:style-name="L2">
        <text:list-item>
          <text:p text:style-name="P8">On joue chacun son tour jusqu’à ce qu’un des joueurs apporte l’un des escargots sur la ligne d’arrivée. Il y aura donc une ligne de départ.</text:p>
        </text:list-item>
        <text:list-item>
          <text:p text:style-name="P8">On balance 2 dès avec 6 faces donc 6 couleurs donc 6 escargots.</text:p>
        </text:list-item>
        <text:list-item>
          <text:p text:style-name="P19"><text:span text:style-name="T1">Qui dit deux dès dit que 2 escargots avanceront en même temps, </text:span><text:span text:style-name="T3">donc le joueur déplacera 2 escargots.</text:span></text:p>
          <text:p text:style-name="P9"/>
        </text:list-item>
      </text:list>
      <text:list xml:id="list4184414620" text:style-name="L3">
        <text:list-item>
          <text:p text:style-name="P21"><text:span text:style-name="T3">L</text:span><text:span text:style-name="T1">A MAQUETTE 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1"><text:span text:style-name="T8">Créer u</text:span><text:span text:style-name="T1">n titre.</text:span></text:p>
                            </text:list-item>
                            <text:list-item>
                              <text:p text:style-name="P21"><text:span text:style-name="T8">Créer un</text:span><text:span text:style-name="T1"> mode d’emploi. </text:span></text:p>
                              <text:p text:style-name="P13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652794215" text:style-name="L4">
        <text:list-item>
          <text:p text:style-name="P14"><text:span text:style-name="T2">LA MAQUETTE : </text:span><text:span text:style-name="T3">LES PIONS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<text:span text:style-name="T7">Créer </text:span><text:span text:style-name="T1">6 escargots</text:span><text:span text:style-name="T3"> de couleurs différentes.</text:span></text:p>
                            </text:list-item>
                            <text:list-item>
                              <text:p text:style-name="P22"><text:span text:style-name="T7">Créer </text:span><text:span text:style-name="T1">2 dès à 6 faces : 6 couleurs.</text:span></text:p>
                              <text:p text:style-name="P10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10484859" text:style-name="L5">
        <text:list-item>
          <text:p text:style-name="P11">LA MAQUETTE : LE PLATEAU</text:p>
        </text:list-item>
      </text:list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G1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G2" office:value-type="string">
            <text:p text:style-name="P2"/>
          </table:table-cell>
        </table:table-row>
      </table:table>
      <text:p text:style-name="P12"/>
      <text:list xml:id="list706680207" text:style-name="L6">
        <text:list-item>
          <text:p text:style-name="P15"><text:span text:style-name="T7">Créer u</text:span><text:span text:style-name="T5">n plateau <text:s/></text:span><text:span text:style-name="T7">avec </text:span><text:span text:style-name="T5">7 cases </text:span><text:span text:style-name="T7">en </text:span><text:span text:style-name="T5">hauteur et </text:span><text:span text:style-name="T6">6</text:span><text:span text:style-name="T5"> cases </text:span><text:span text:style-name="T7">en </text:span><text:span text:style-name="T5">largeur.</text:span><text:span text:style-name="T3"><text:tab/></text:span></text:p>
        </text:list-item>
      </text:list>
      <text:list xml:id="list1204946189" text:style-name="L7">
        <text:list-item>
          <text:p text:style-name="P16"><text:span text:style-name="T7">Créer </text:span><text:span text:style-name="T4">1 ligne de départ.</text:span></text:p>
        </text:list-item>
        <text:list-item>
          <text:p text:style-name="P16"><text:span text:style-name="T7">Créer </text:span><text:span text:style-name="T4">1 ligne d’arrivée.</text:span></text:p>
        </text:list-item>
        <text:list-item>
          <text:p text:style-name="P17"><text:span text:style-name="T7">Créer </text:span><text:span text:style-name="T4">5 cases pour avancer.</text:span></text:p>
        </text:list-item>
      </text:list>
      <text:p text:style-name="P18"><text:soft-page-break/><text:span text:style-name="T3"/></text:p>
      <text:p text:style-name="P24"><text:span text:style-name="T3">P</text:span><text:span text:style-name="T1">lacer le mode d’emploi</text:span></text:p>
      <text:p text:style-name="P23"><text:span text:style-name="T3">P</text:span><text:span text:style-name="T1">lacer les escargots sur la case de départ</text:span></text:p>
      <text:p text:style-name="P23"><text:span text:style-name="T1">Placer les dès</text:span></text:p>
      <text:p text:style-name="P23"><text:span text:style-name="T1">Placer un bouton pour les dès </text:span></text:p>
      <text:p text:style-name="P23"><text:span text:style-name="T1">Placer un bouton pour le restart</text:span></text:p>
      <text:p text:style-name="P18"><text:span text:style-name="T3"/></text:p>
      <text:p text:style-name="P24"><text:span text:style-name="T3">B</text:span><text:span text:style-name="T1">outon mode d’emploi sur lequel on appuie</text:span></text:p>
      <text:p text:style-name="P24"><text:span text:style-name="T1">Une fenêtre pop et les règles y sont détaillées</text:span></text:p>
      <text:p text:style-name="P18"><text:span text:style-name="T3"/></text:p>
      <text:p text:style-name="P23"><text:span text:style-name="T3">B</text:span><text:span text:style-name="T1">outon sur lequel on appuie pour dire au dès de changer de couleur aléatoirement </text:span></text:p>
      <text:p text:style-name="P18"><text:span text:style-name="T9">Dire aux dés de changer de couleur aléatoirement </text:span></text:p>
      <text:p text:style-name="P23"><text:span text:style-name="T1">Dire aux escargots dont la couleur a été nominé, d’avancer d’une case sur le plateau</text:span></text:p>
      <text:p text:style-name="P23"><text:span text:style-name="T1"/></text:p>
      <text:p text:style-name="P23"><text:span text:style-name="T1">Dire dans la boîte de dialogue «  l’escargot de telle couleur a gagné la partie » quand l’escargot a atteint la dernière case</text:span></text:p>
      <text:p text:style-name="P23"><text:span text:style-name="T1"/></text:p>
      <text:p text:style-name="P23"><text:span text:style-name="T1">Bouton pour restart la partie </text:span></text:p>
      <text:p text:style-name="P23"><text:span text:style-name="T1">Dire aux escargots de revenir sur la case de dépar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09:37:39.248629748</meta:creation-date>
    <dc:date>2020-10-30T11:37:46.420189135</dc:date>
    <meta:editing-duration>PT44M12S</meta:editing-duration>
    <meta:editing-cycles>6</meta:editing-cycles>
    <meta:generator>LibreOffice/6.4.2.2$Linux_X86_64 LibreOffice_project/40$Build-2</meta:generator>
    <meta:document-statistic meta:table-count="1" meta:image-count="0" meta:object-count="0" meta:page-count="2" meta:paragraph-count="33" meta:word-count="264" meta:character-count="1321" meta:non-whitespace-character-count="1097"/>
  </office:meta>
</office:document-meta>
</file>